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outline1" style:list-style-name="L2">
      <style:graphic-properties fo:min-height="8.884cm"/>
      <style:paragraph-properties style:writing-mode="lr-tb"/>
    </style:style>
    <style:style style:name="pr6" style:family="presentation" style:parent-style-name="Default-title" style:list-style-name="L1">
      <style:graphic-properties fo:min-height="2.629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style:paragraph-properties fo:text-align="start" style:writing-mode="lr-tb"/>
      <style:text-properties style:font-name="Frutiger Light Condensed"/>
    </style:style>
    <style:style style:name="P5" style:family="paragraph">
      <style:paragraph-properties style:writing-mode="lr-tb"/>
      <style:text-properties style:font-name="Frutiger Light Condensed"/>
    </style:style>
    <style:style style:name="P6" style:family="paragraph">
      <style:paragraph-properties fo:margin-top="0.5cm" fo:margin-bottom="0cm"/>
    </style:style>
    <style:style style:name="P7" style:family="paragraph">
      <style:paragraph-properties fo:margin-top="0.5cm" fo:margin-bottom="0cm" style:writing-mode="lr-tb"/>
      <style:text-properties style:font-name="Frutiger Light Condensed"/>
    </style:style>
    <style:style style:name="P8" style:family="paragraph">
      <style:paragraph-properties fo:margin-top="0.5cm" fo:margin-bottom="0cm" fo:text-align="start"/>
    </style:style>
    <style:style style:name="P9" style:family="paragraph">
      <loext:graphic-properties draw:fill-color="#ffffff"/>
    </style:style>
    <style:style style:name="P10" style:family="paragraph">
      <style:paragraph-properties fo:text-align="start"/>
      <style:text-properties style:font-name="Frutiger Light Condensed"/>
    </style:style>
    <style:style style:name="P11" style:family="paragraph">
      <style:text-properties style:font-name="Frutiger Light Condensed"/>
    </style:style>
    <style:style style:name="T1" style:family="text">
      <style:text-properties style:font-name="Frutiger Light Condensed"/>
    </style:style>
    <style:style style:name="T2" style:family="text">
      <style:text-properties style:font-name="Frutiger Light Condensed" fo:font-weight="bold" style:font-weight-asian="bold" style:font-weight-complex="bold"/>
    </style:style>
    <style:style style:name="T3" style:family="text">
      <style:text-properties style:font-name="Frutiger Light Condensed" fo:font-weight="normal" style:font-weight-asian="normal" style:font-weight-complex="normal"/>
    </style:style>
    <style:style style:name="T4"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Foundations of Raytracing</text:p>
          </draw:text-box>
        </draw:frame>
        <draw:frame presentation:style-name="pr2" draw:text-style-name="P2" draw:layer="layout" svg:width="25.199cm" svg:height="9.134cm" svg:x="1.4cm" svg:y="3.685cm" presentation:class="subtitle" presentation:placeholder="true">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Introdu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Based on defined camera, ray-tracing-based rendering is inherently providing </text:span><text:span text:style-name="T2">perspective or orthographic projection </text:span><text:span text:style-name="T3">in rendered image.</text:span></text:p>
              </text:list-item>
              <text:list-item>
                <text:p><text:span text:style-name="T1">Raytracing, foundamentally, </text:span><text:span text:style-name="T2">solves visibility problem</text:span><text:span text:style-name="T1">: two points are visible to each other if line segment that joins them does not intersect any obstacle.</text:span></text:p>
                <text:list>
                  <text:list-item>
                    <text:p><text:span text:style-name="T1">First, we need to determine which objects are visible from camera</text:span></text:p>
                  </text:list-item>
                  <text:list-item>
                    <text:p><text:span text:style-name="T1">Secondly, we need to determine color and intensity of visible objects. This is solved using </text:span><text:span text:style-name="T2">shading</text:span><text:span text:style-name="T1"> which relies on </text:span><text:span text:style-name="T2">light transport</text:span><text:span text:style-name="T1"> to obtain incoming light to surface.</text:span></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aytracing: generating ray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ay is fundamental element of raytracing. It is used for finding visible objects from camera as well as later in shading, that is, light transport.</text:span></text:p>
              </text:list-item>
              <text:list-item>
                <text:p><text:span text:style-name="T1">To generate ray, we use camera description in a 3D scene, e.g., pinhole camera.</text:span></text:p>
                <text:list>
                  <text:list-item>
                    <text:p><text:span text:style-name="T1">Camera defines eye (aperture) position as well as film plane position, size and distance from aperture. Film plane is raster image: array of pixels</text:span></text:p>
                  </text:list-item>
                </text:list>
              </text:list-item>
              <text:list-item>
                <text:p><text:span text:style-name="T1">Rays are generated by starting from eye and passing through the center of each pixel in the film plane.</text:span></text:p>
                <text:list>
                  <text:list-item>
                    <text:p><text:span text:style-name="T1">It is possible, and in practice always desired, to generate multiple rays for each pixel. We will discuss this later, but it is important to note that large portion of the scene is actually represented by only one pixel. Since pixel can represent only one color, it is important to use multiple rays to obtain the color which is the most representative for that part of the scene covered by the pixel.</text:span></text:p>
                  </text:list-item>
                </text:list>
              </text:list-item>
              <text:list-item>
                <text:p><text:span text:style-name="T1">Generated rays are called </text:span><text:span text:style-name="T2">camera/primary rays</text:span><text:span text:style-name="T1">. These rays will be used to compute the visible objects for current camera position. This method can be called </text:span><text:span text:style-name="T2">ray-casting</text:span></text:p>
              </text:list-item>
            </text:list>
            <text:p><text:span text:style-name="T1">&lt;IMAGE: GENERATING RAYS&gt;</text:span></text:p>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5" draw:layer="layout" svg:width="25.199cm" svg:height="2.629cm" svg:x="1.4cm" svg:y="0.628cm" presentation:class="title" presentation:user-transformed="true">
          <draw:text-box>
            <text:p text:style-name="P3"><text:span text:style-name="T1">Raytracing: generating rays algorithm</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ODO</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Camera rays: testing for intersection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Camera rays are “sent” into the 3D scene</text:span></text:p>
                <text:list>
                  <text:list-item>
                    <text:p><text:span text:style-name="T1">They are tested for intersection with each object in 3D scene. In other words, we loop over all 3D objects and test them for intersection with camera ray.</text:span></text:p>
                  </text:list-item>
                  <text:list-item>
                    <text:p><text:span text:style-name="T1">Note that in this step, we are interested in a shape of 3D object. Later, once intersection is determined material will be used during the shading step. Therefore, decoupling material and shape of 3D object is useful.</text:span></text:p>
                  </text:list-item>
                </text:list>
              </text:list-item>
              <text:list-item>
                <text:p><text:span text:style-name="T1">Two possibilities are:</text:span></text:p>
                <text:list>
                  <text:list-item>
                    <text:p><text:span text:style-name="T1">Ray intersects an object</text:span></text:p>
                  </text:list-item>
                  <text:list-item>
                    <text:p><text:span text:style-name="T1">Ray doesn’t intersects anything → intersect background</text:span></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Testing object intersections</text:span></text:p>
          </draw:text-box>
        </draw:frame>
        <draw:frame presentation:style-name="pr5" draw:text-style-name="P7" draw:layer="layout" svg:width="25.199cm" svg:height="9.134cm" svg:x="1.4cm" svg:y="3.685cm" presentation:class="outline" presentation:user-transformed="true">
          <draw:text-box>
            <text:list text:style-name="L2">
              <text:list-item>
                <text:p text:style-name="P6"><text:span text:style-name="T1">In lesson on objects in 3D scene, we have seen that </text:span><text:span text:style-name="T2">various shape representations</text:span><text:span text:style-name="T1"> exist for 3D objects.</text:span></text:p>
                <text:list>
                  <text:list-item>
                    <text:p><text:span text:style-name="T1">Parametric representations (e.g., simple objects; spheres), mesh, curves, curved surfaces, subivision surfaces, voxels, SDFs, etc.</text:span></text:p>
                  </text:list-item>
                </text:list>
              </text:list-item>
              <text:list-item>
                <text:p text:style-name="P6"><text:span text:style-name="T1">Objects which shapes are represented parametrically can be tested analytically</text:span></text:p>
                <text:list>
                  <text:list-item>
                    <text:p><text:span text:style-name="T1">Very often, you will see sample scenes rendered with raytracing containing planes and spheres!</text:span></text:p>
                  </text:list-item>
                </text:list>
              </text:list-item>
              <text:list-item>
                <text:p><text:span text:style-name="T1">For other objects, ray-shape intersection must be defined for each representation separately. </text:span></text:p>
                <text:list>
                  <text:list-item>
                    <text:p><text:span text:style-name="T1">For example, different intersection test is performed for triangle meshes, quad meshes and curved surfaces, etc.</text:span></text:p>
                  </text:list-item>
                </text:list>
              </text:list-item>
              <text:list-item>
                <text:p><text:span text:style-name="T1">Alternative solution (which is taken by almost all professional rendering software) is to convert each shape representation to same internal representation which is used for rendering. This internal representation is in almost all cases triangulated mesh and for this representation, the conversion method is called </text:span><text:span text:style-name="T2">tessellation</text:spa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presentation:user-transformed="true">
          <draw:text-box>
            <text:p text:style-name="P8"><text:span text:style-name="T1">Tessellation and triangulated mesh.</text:span></text:p>
          </draw:text-box>
        </draw:frame>
        <draw:frame presentation:style-name="pr4" draw:layer="layout" svg:width="25.199cm" svg:height="9.134cm" svg:x="1.4cm" svg:y="3.685cm" presentation:class="outline" presentation:user-transformed="true">
          <draw:text-box>
            <text:list text:style-name="L2">
              <text:list-header>
                <text:p text:style-name="P6"><text:span text:style-name="T1"/></text:p>
              </text:list-header>
              <text:list-item>
                <text:p><text:span text:style-name="T1">Conversion of almost any type of surface to a triangulated mesh is well researched and feasible.</text:span></text:p>
              </text:list-item>
              <text:list-item>
                <text:p><text:span text:style-name="T1">Triangulated mesh is also basic rendering primitive for rasterization-based renderers as we will see and graphics hardware is adapted to working with triangles.</text:span></text:p>
              </text:list-item>
              <text:list-item>
                <text:p><text:span text:style-name="T1">Triangles are necessary co-planar which makes various computations, such as ray-triangle, much easier</text:span></text:p>
              </text:list-item>
              <text:list-item>
                <text:p><text:span text:style-name="T1">Lot of research was devoted to efficient computation of ray-triangle</text:span></text:p>
              </text:list-item>
              <text:list-item>
                <text:p><text:span text:style-name="T1">For triangles we can easily compute barycentric coordinates which are essential to shading.</text:span></text:p>
              </text:list-item>
              <text:list-item>
                <text:p><text:span text:style-name="T1">Tessellation process can be done after modeling of shape is done and when exporting takes place or it can be done during rendering.</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Intersection test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Plane</text:span></text:p>
              </text:list-item>
              <text:list-item>
                <text:p><text:span text:style-name="T1">Sphere</text:span></text:p>
              </text:list-item>
              <text:list-item>
                <text:p><text:span text:style-name="T1">Triangle</text:span></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6" draw:text-style-name="P4" draw:layer="layout" svg:width="25.199cm" svg:height="3.863cm" svg:x="1.4cm" svg:y="0.011cm" presentation:class="title" presentation:user-transformed="true">
          <draw:text-box>
            <text:p text:style-name="P3"><text:span text:style-name="T1">Testing intersections (triangulated meshes) algorithm</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ODO</text:span></text:p>
              </text:list-item>
              <text:list-item>
                <text:p text:style-name="P6"><text:span text:style-name="T1"/></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2.629cm" svg:x="1.4cm" svg:y="0.628cm" presentation:class="title">
          <draw:text-box>
            <text:p text:style-name="P3">Notes on testing intersections</text:p>
          </draw:text-box>
        </draw:frame>
        <draw:frame presentation:style-name="pr4" draw:layer="layout" svg:width="25.199cm" svg:height="9.134cm" svg:x="1.4cm" svg:y="3.685cm" presentation:class="outline" presentation:user-transformed="true">
          <draw:text-box>
            <text:list text:style-name="L2">
              <text:list-item>
                <text:p text:style-name="P6"><text:span text:style-name="T1">Time to render a scene is directly proportional to the number of triangles in the scene.</text:span></text:p>
              </text:list-item>
              <text:list-item>
                <text:p text:style-name="P6"><text:span text:style-name="T1">Raytracing-based rendering, in shading step, has to test more triangles in the scene as compared to rasterizer where many of triangles can be discarded if not visible from camera (e.g., back faces of object – back face culling).</text:span></text:p>
              </text:list-item>
              <text:list-item>
                <text:p text:style-name="P6"><text:span text:style-name="T1">Optimization: not all triangles have to be tested for intersections. If certain parts of the scene are not relevant for current ray, they can be skipped</text:span></text:p>
                <text:list>
                  <text:list-item>
                    <text:p><text:span text:style-name="T1">Acceleration datastructures</text:span></text:p>
                  </text:list-item>
                </text:list>
              </text:list-item>
            </text:list>
          </draw:text-box>
        </draw:frame>
        <presentation:notes draw:style-name="dp2">
          <draw:page-thumbnail draw:style-name="gr1" draw:layer="layout" svg:width="19.798cm" svg:height="11.136cm" svg:x="0.6cm" svg:y="2.257cm" draw:page-number="10" presentation:class="page"/>
          <draw:frame presentation:style-name="pr3" draw:text-style-name="P9"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draw:text-box>
            <text:p text:style-name="P3">Testing intersections: practical tip</text:p>
          </draw:text-box>
        </draw:frame>
        <draw:frame presentation:style-name="pr4" draw:layer="layout" svg:width="25.199cm" svg:height="9.134cm" svg:x="1.4cm" svg:y="3.685cm" presentation:class="outline">
          <draw:text-box>
            <text:list text:style-name="L2">
              <text:list-item>
                <text:p>Same algorithm can be used for any kind of tracing ray into the scene since only information is current ray and objects in the scene</text:p>
                <text:list>
                  <text:list-item>
                    <text:p>Camera ray for determining what is visible from camera</text:p>
                  </text:list-item>
                  <text:list-item>
                    <text:p>Light transport for gathering light</text:p>
                  </text:list-item>
                </text:list>
              </text:list-item>
              <text:list-item>
                <text:p>Therefore, this part of the code can be encapsulated</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9"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text-style-name="P10" draw:layer="layout" svg:width="25.199cm" svg:height="2.629cm" svg:x="1.4cm" svg:y="0.628cm" presentation:class="title" presentation:user-transformed="true">
          <draw:text-box>
            <text:p text:style-name="P10">Testing intersections: multiple hits</text:p>
          </draw:text-box>
        </draw:frame>
        <draw:frame presentation:style-name="pr4" draw:text-style-name="P11" draw:layer="layout" svg:width="25.199cm" svg:height="9.134cm" svg:x="1.4cm" svg:y="3.685cm" presentation:class="outline" presentation:user-transformed="true">
          <draw:text-box>
            <text:list text:style-name="L2">
              <text:list-item>
                <text:p text:style-name="P11">Imagine scene where we have several layers of the objects so that behind one object, there is another one.</text:p>
              </text:list-item>
              <text:list-item>
                <text:p text:style-name="P11">Tracing ray in this case intersects multiple objects</text:p>
              </text:list-item>
              <text:list-item>
                <text:p text:style-name="P11">When determining what is visible from camera, we take the first intersection: one closest to the camera</text:p>
              </text:list-item>
              <text:list-item>
                <text:p text:style-name="P11">Note that based on material, objects behind will influence (transparent objects) or be simply discarded (opaque objects). </text:p>
                <text:list>
                  <text:list-item>
                    <text:p text:style-name="P11">This computation is performed in shading step. This is important element to take in account - we need to trace additional rays for computing incoming light to intersected point not only from surfaces facing the intersected point – but also surfaces which are behind.</text:p>
                  </text:list-item>
                </text:list>
              </text:list-item>
            </text:list>
          </draw:text-box>
        </draw:frame>
        <presentation:notes draw:style-name="dp2">
          <draw:page-thumbnail draw:style-name="gr1" draw:layer="layout" svg:width="19.798cm" svg:height="11.136cm" svg:x="0.6cm" svg:y="2.257cm" draw:page-number="12" presentation:class="page"/>
          <draw:frame presentation:style-name="pr3" draw:text-style-name="P9"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2.629cm" svg:x="1.4cm" svg:y="0.628cm" presentation:class="title">
          <draw:text-box>
            <text:p text:style-name="P3"><text:span text:style-name="T1">Testing intersections: multiple hits algorithm</text:span></text:p>
          </draw:text-box>
        </draw:frame>
        <draw:frame presentation:style-name="pr4" draw:layer="layout" svg:width="25.199cm" svg:height="9.134cm" svg:x="1.4cm" svg:y="3.685cm" presentation:class="outline" presentation:user-transformed="true">
          <draw:text-box>
            <text:list text:style-name="L2">
              <text:list-item>
                <text:p>TODO</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9"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text-style-name="P5" draw:layer="layout" svg:width="25.199cm" svg:height="2.629cm" svg:x="1.4cm" svg:y="0.628cm" presentation:class="title" presentation:user-transformed="true">
          <draw:text-box>
            <text:p text:style-name="P3"><text:span text:style-name="T1">Object intersection: shad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Once intersection with object is found, we need to calculate color and intensity (appearance ) of that point. <text:s/>Method for calculating this is called </text:span><text:span text:style-name="T2">shading</text:span><text:span text:style-name="T1">.</text:span></text:p>
              </text:list-item>
              <text:list-item>
                <text:p><text:span text:style-name="T2">Shading takes in account material and shape of the objects and couples it with light to compute color and intensity of intersected point.</text:span></text:p>
              </text:list-item>
              <text:list-item>
                <text:p><text:span text:style-name="T4">Important information about the shape are: </text:span><text:span text:style-name="T3">intersection position surface normal in intersected point, texture coordinates in intersected points, surface derivatives in intersection point. </text:span></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text-style-name="P3" draw:layer="layout" svg:width="25.199cm" svg:height="2.629cm" svg:x="1.4cm" svg:y="0.628cm" presentation:class="title" presentation:user-transformed="true">
          <draw:text-box>
            <text:p text:style-name="P3">Shading</text:p>
          </draw:text-box>
        </draw:frame>
        <draw:frame presentation:style-name="pr4" draw:layer="layout" svg:width="25.199cm" svg:height="9.134cm" svg:x="1.4cm" svg:y="3.685cm" presentation:class="outline">
          <draw:text-box>
            <text:list text:style-name="L2">
              <text:list-item>
                <text:p>https://www.scratchapixel.com/lessons/3d-basic-rendering/ray-tracing-overview/ray-tracing-rendering-technique-overview</text:p>
              </text:list-item>
            </text:list>
          </draw:text-box>
        </draw:frame>
        <presentation:notes draw:style-name="dp2">
          <draw:page-thumbnail draw:style-name="gr1" draw:layer="layout" svg:width="19.798cm" svg:height="11.136cm" svg:x="0.6cm" svg:y="2.257cm" draw:page-number="15"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0T12:05:51.958499103</meta:creation-date>
    <meta:generator>LibreOffice/6.4.7.2$Linux_X86_64 LibreOffice_project/40$Build-2</meta:generator>
    <dc:date>2022-11-21T20:56:56.797233218</dc:date>
    <meta:editing-duration>PT4H43M32S</meta:editing-duration>
    <meta:editing-cycles>98</meta:editing-cycles>
    <meta:document-statistic meta:object-count="81"/>
  </office:meta>
</office:document-meta>
</file>